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officeooo:rsid="00197f9f" officeooo:paragraph-rsid="00197f9f"/>
    </style:style>
    <style:style style:name="P2" style:family="paragraph" style:parent-style-name="Standard" style:list-style-name="L1">
      <style:paragraph-properties fo:line-height="150%"/>
      <style:text-properties officeooo:rsid="0016cc25" officeooo:paragraph-rsid="0019e99b"/>
    </style:style>
    <style:style style:name="P3" style:family="paragraph" style:parent-style-name="Standard">
      <style:paragraph-properties fo:line-height="150%"/>
      <style:text-properties officeooo:rsid="0016cc25" officeooo:paragraph-rsid="0016cc25"/>
    </style:style>
    <style:style style:name="P4" style:family="paragraph" style:parent-style-name="Standard" style:list-style-name="L1">
      <style:paragraph-properties fo:line-height="150%"/>
      <style:text-properties officeooo:rsid="00197f9f" officeooo:paragraph-rsid="00197f9f"/>
    </style:style>
    <style:style style:name="P5" style:family="paragraph" style:parent-style-name="Standard" style:list-style-name="L2">
      <style:paragraph-properties fo:line-height="150%"/>
      <style:text-properties officeooo:rsid="00197f9f" officeooo:paragraph-rsid="00197f9f"/>
    </style:style>
    <style:style style:name="P6" style:family="paragraph" style:parent-style-name="Standard" style:list-style-name="L1">
      <style:paragraph-properties fo:line-height="150%"/>
      <style:text-properties officeooo:rsid="001713d6" officeooo:paragraph-rsid="001713d6"/>
    </style:style>
    <style:style style:name="P7" style:family="paragraph" style:parent-style-name="Standard" style:list-style-name="L1">
      <style:paragraph-properties fo:line-height="150%"/>
      <style:text-properties officeooo:rsid="00188cef" officeooo:paragraph-rsid="00188cef"/>
    </style:style>
    <style:style style:name="P8" style:family="paragraph" style:parent-style-name="Standard" style:list-style-name="L1">
      <style:paragraph-properties fo:line-height="150%"/>
      <style:text-properties officeooo:rsid="0019e99b" officeooo:paragraph-rsid="0019e99b"/>
    </style:style>
    <style:style style:name="P9" style:family="paragraph" style:parent-style-name="Standard" style:list-style-name="L1">
      <style:paragraph-properties fo:line-height="150%"/>
      <style:text-properties officeooo:rsid="0019e99b" officeooo:paragraph-rsid="001b2a52"/>
    </style:style>
    <style:style style:name="P10" style:family="paragraph" style:parent-style-name="Standard" style:list-style-name="L4">
      <style:paragraph-properties fo:line-height="150%"/>
      <style:text-properties officeooo:rsid="0019e99b" officeooo:paragraph-rsid="0019e99b"/>
    </style:style>
    <style:style style:name="P11" style:family="paragraph" style:parent-style-name="Standard" style:list-style-name="L5">
      <style:paragraph-properties fo:line-height="150%"/>
      <style:text-properties officeooo:rsid="0019e99b" officeooo:paragraph-rsid="001b2a52"/>
    </style:style>
    <style:style style:name="P12" style:family="paragraph" style:parent-style-name="Standard">
      <style:paragraph-properties fo:line-height="150%"/>
      <style:text-properties fo:font-weight="bold" officeooo:rsid="0016cc25" officeooo:paragraph-rsid="0016cc25" style:font-weight-asian="bold" style:font-weight-complex="bold"/>
    </style:style>
    <style:style style:name="P13" style:family="paragraph" style:parent-style-name="Standard" style:list-style-name="L4">
      <style:paragraph-properties fo:line-height="150%"/>
      <style:text-properties officeooo:rsid="001b2a52" officeooo:paragraph-rsid="001b2a52"/>
    </style:style>
    <style:style style:name="P14" style:family="paragraph" style:parent-style-name="Standard" style:list-style-name="L5">
      <style:paragraph-properties fo:line-height="150%"/>
      <style:text-properties officeooo:rsid="001b2a52" officeooo:paragraph-rsid="001b2a52"/>
    </style:style>
    <style:style style:name="P15" style:family="paragraph" style:parent-style-name="Standard" style:list-style-name="L5">
      <style:paragraph-properties fo:line-height="150%"/>
      <style:text-properties officeooo:rsid="001c05d5" officeooo:paragraph-rsid="001c05d5"/>
    </style:style>
    <style:style style:name="T1" style:family="text">
      <style:text-properties officeooo:rsid="00188ce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1cm" fo:text-indent="-0.635cm" fo:margin-left="7.73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1cm" fo:text-indent="-0.635cm" fo:margin-left="2.65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1cm" fo:text-indent="-0.635cm" fo:margin-left="7.73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Observation about the MR tour:</text:p>
      <text:p text:style-name="P3"/>
      <text:list xml:id="list4620338297636001076" text:style-name="L1">
        <text:list-item>
          <text:p text:style-name="P9">The MR's Doctor visits goes as follows:</text:p>
        </text:list-item>
      </text:list>
      <text:list xml:id="list2461658079072117101" text:style-name="L5">
        <text:list-item>
          <text:list>
            <text:list-item>
              <text:p text:style-name="P11">The MR pitches the products to the Doctor ,then the Doctor may or maynot accept the samples.</text:p>
            </text:list-item>
            <text:list-item>
              <text:p text:style-name="P11">If the Doctor is new then they may or may not atke interest at all especially if they are allopatic Doctors.</text:p>
            </text:list-item>
            <text:list-item>
              <text:p text:style-name="P11">Doctor can also be unavailable or missed by absence.</text:p>
            </text:list-item>
            <text:list-item>
              <text:p text:style-name="P14">Doctors are asked if they prescibe the product or not if they do ,then they are thanked and pitched more products and given samples else more convincing is done and samples given.</text:p>
            </text:list-item>
            <text:list-item>
              <text:p text:style-name="P11">Favours are exchanged when necessary.</text:p>
            </text:list-item>
            <text:list-item>
              <text:p text:style-name="P15">The doctor may buy product too which is include in POB by MR.</text:p>
              <text:p text:style-name="P11"/>
            </text:list-item>
          </text:list>
        </text:list-item>
      </text:list>
      <text:list xml:id="list123031969491327" text:continue-list="list4620338297636001076" text:style-name="L1">
        <text:list-item>
          <text:p text:style-name="P4">Most of interaction with chemist goes as follows:</text:p>
        </text:list-item>
      </text:list>
      <text:list xml:id="list7661310017302112991" text:style-name="L2">
        <text:list-item>
          <text:p text:style-name="P5">Mr visits chemist after the nearby doctor's visit and informs the chemist which products the doctor could prescribe and list them in chemists ledger and asks him to get the stock for those product from stockist and also asks the chemist how many prescription the doctors sent and for which products.</text:p>
        </text:list-item>
        <text:list-item>
          <text:p text:style-name="P5">If the chemist does not take stock from our stockist then the MR POBs the product from stockist and supply it to that chemist.</text:p>
        </text:list-item>
      </text:list>
      <text:p text:style-name="P1"/>
      <text:list xml:id="list123032143565516" text:continue-list="list123031969491327" text:style-name="L1">
        <text:list-item>
          <text:p text:style-name="P4">The MR's Stockist visits are more frequent than imagined they visit 2-6 times a week for various reasons.</text:p>
          <text:p text:style-name="P4"/>
        </text:list-item>
        <text:list-item>
          <text:p text:style-name="P8">The duration of total tour is subjective to schedule of doctors and availability. It can range from 5-12 hours.</text:p>
        </text:list-item>
        <text:list-item>
          <text:p text:style-name="P2">Funtionality of the APP felt fairly simple to use by the MR but are incomplete.</text:p>
        </text:list-item>
        <text:list-item>
          <text:p text:style-name="P2">Right now the are using their conventional method for planning and reporting, app is not used much.</text:p>
        </text:list-item>
        <text:list-item>
          <text:p text:style-name="P2">RSM's functionality for the should introduced as fast as possible as it will motivate the ASMs and MRs to use the APP.</text:p>
        </text:list-item>
        <text:list-item>
          <text:p text:style-name="P2">For the Mrs the most concerning fact about the App is the inability to report the finished calls to the ASMs which is causing the crippling effect on APP use.</text:p>
          <text:p text:style-name="P2"/>
        </text:list-item>
        <text:list-item>
          <text:p text:style-name="P2"><text:soft-page-break/>They fairly long waiting periods in each visits so they have more than enough time to use the APP . So, time is not much of an issue.</text:p>
        </text:list-item>
        <text:list-item>
          <text:p text:style-name="P2">POB functionality is not that frequently used for chemist, maximum stock transaction is done between chemist and stockist.</text:p>
        </text:list-item>
        <text:list-item>
          <text:p text:style-name="P6">MR specific list for Asm while planning the tour is necessary as dealing with all doctors and all chemist of all Mrs is difficult.</text:p>
        </text:list-item>
        <text:list-item>
          <text:p text:style-name="P6">Editing of tour plan <text:span text:style-name="T1">b</text:span>y ASM till tour Date is requested by ASMs as when Asm usually decide to go with particular MR on the day of tour it is not previously decided , So ASM has to make same tour plan again for sme day which MR has made already .</text:p>
        </text:list-item>
        <text:list-item>
          <text:p text:style-name="P7">Other primary obstacale users encounter is with the devices(iBAll made) ,they have low battery life and discharges unpredictablely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2T11:03:11.782495031</meta:creation-date>
    <dc:date>2016-05-12T12:30:30.305637588</dc:date>
    <meta:editing-duration>PT18M50S</meta:editing-duration>
    <meta:editing-cycles>5</meta:editing-cycles>
    <meta:generator>LibreOffice/4.2.8.2$Linux_X86_64 LibreOffice_project/420m0$Build-2</meta:generator>
    <meta:document-statistic meta:table-count="0" meta:image-count="0" meta:object-count="0" meta:page-count="2" meta:paragraph-count="23" meta:word-count="476" meta:character-count="2543" meta:non-whitespace-character-count="2111"/>
  </office:meta>
</office:document-meta>
</file>